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84pt"/>
    </style:style>
    <style:style style:name="co2" style:family="table-column">
      <style:table-column-properties fo:break-before="auto" style:column-width="129.91pt"/>
    </style:style>
    <style:style style:name="co3" style:family="table-column">
      <style:table-column-properties fo:break-before="auto" style:column-width="42.01pt"/>
    </style:style>
    <style:style style:name="ro1" style:family="table-row">
      <style:table-row-properties style:row-height="27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style:font-size-asian="18pt" style:font-size-complex="18pt"/>
    </style:style>
    <style:style style:name="ce2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8pt" style:font-name-asian="Noto Sans CJK SC Regular" style:font-size-asian="18pt" style:font-name-complex="FreeSans" style:font-size-complex="1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3" table:default-cell-style-name="ce1"/>
        <table:table-column table:style-name="co1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 table:number-columns-spanned="9" table:number-rows-spanned="1">
            <text:p>Multiply 2 16 bit Hex values for 32 bit Hex Result</text:p>
          </table:table-cell>
          <table:covered-table-cell table:number-columns-repeated="8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4A</text:p>
          </table:table-cell>
          <table:table-cell office:value-type="string" calcext:value-type="string">
            <text:p>D1</text:p>
          </table:table-cell>
          <table:table-cell table:number-columns-repeated="2"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2"/>
          <table:table-cell table:number-columns-repeated="2" table:style-name="ce2" office:value-type="string" calcext:value-type="string">
            <text:p>FF</text:p>
          </table:table-cell>
          <table:table-cell/>
          <table:table-cell table:style-name="ce2" office:value-type="string" calcext:value-type="string">
            <text:p>5F</text:p>
          </table:table-cell>
          <table:table-cell table:style-name="ce2" office:value-type="string" calcext:value-type="string">
            <text:p>2A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3" table:formula="of:=DEC2HEX(FLOOR((HEX2DEC([.E6])+HEX2DEC([.E7])+HEX2DEC([.E8])+HEX2DEC([.E9]))/256);2)" office:value-type="string" office:string-value="00" calcext:value-type="string">
            <text:p>00</text:p>
          </table:table-cell>
          <table:table-cell table:style-name="ce3" table:formula="of:=DEC2HEX(FLOOR((HEX2DEC([.F6])+HEX2DEC([.F7])+HEX2DEC([.F8]))/256);2)" office:value-type="string" office:string-value="00" calcext:value-type="string">
            <text:p>00</text:p>
          </table:table-cell>
          <table:table-cell table:formula="of:=DEC2HEX(FLOOR(HEX2DEC(TEXT([.G5];0))*HEX2DEC(TEXT([.G4];0))/256);2)" office:value-type="string" office:string-value="39" calcext:value-type="string">
            <text:p>39</text:p>
          </table:table-cell>
          <table:table-cell table:formula="of:=DEC2HEX(MOD(HEX2DEC(TEXT([.G5];0))*HEX2DEC(TEXT([.G4];0));256);2)" office:value-type="string" office:string-value="26" calcext:value-type="string">
            <text:p>2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DEC2HEX(FLOOR(HEX2DEC(TEXT([.G5];0))*HEX2DEC(TEXT([.F4];0))/256);2)" office:value-type="string" office:string-value="14" calcext:value-type="string">
            <text:p>14</text:p>
          </table:table-cell>
          <table:table-cell table:formula="of:=DEC2HEX(MOD(HEX2DEC(TEXT([.G5];0))*HEX2DEC(TEXT([.F4];0));256);2)" office:value-type="string" office:string-value="3C" calcext:value-type="string">
            <text:p>3C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DEC2HEX(FLOOR(HEX2DEC(TEXT([.F5];0))*HEX2DEC(TEXT([.G4];0))/256);2)" office:value-type="string" office:string-value="00" calcext:value-type="string">
            <text:p>00</text:p>
          </table:table-cell>
          <table:table-cell table:formula="of:=DEC2HEX(MOD(HEX2DEC(TEXT([.F5];0))*HEX2DEC(TEXT([.G4];0));256);2)" office:value-type="string" office:string-value="00" calcext:value-type="string">
            <text:p>0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table:formula="of:=DEC2HEX(FLOOR(HEX2DEC(TEXT([.F5];0))*HEX2DEC(TEXT([.F4];0))/256);2)" office:value-type="string" office:string-value="00" calcext:value-type="string">
            <text:p>00</text:p>
          </table:table-cell>
          <table:table-cell table:style-name="ce2" table:formula="of:=DEC2HEX(MOD(HEX2DEC(TEXT([.F5];0))*HEX2DEC(TEXT([.F4];0));256);2)" office:value-type="string" office:string-value="00" calcext:value-type="string">
            <text:p>00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number-columns-repeated="3"/>
          <table:table-cell table:formula="of:=DEC2HEX(MOD(HEX2DEC([.D9])+HEX2DEC([.D6]); 256);2)" office:value-type="string" office:string-value="00" calcext:value-type="string">
            <text:p>00</text:p>
          </table:table-cell>
          <table:table-cell table:formula="of:=DEC2HEX(MOD(HEX2DEC([.E6])+HEX2DEC([.E7])+HEX2DEC([.E8])+HEX2DEC([.E9]); 256);2)" office:value-type="string" office:string-value="14" calcext:value-type="string">
            <text:p>14</text:p>
          </table:table-cell>
          <table:table-cell table:formula="of:=DEC2HEX(MOD(HEX2DEC([.F6])+HEX2DEC([.F7])+HEX2DEC([.F8]); 256);2)" office:value-type="string" office:string-value="75" calcext:value-type="string">
            <text:p>75</text:p>
          </table:table-cell>
          <table:table-cell table:formula="of:=[.G6]" office:value-type="string" office:string-value="26" calcext:value-type="string">
            <text:p>2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HEX2DEC(TEXT([.F4];0))*256 + HEX2DEC(TEXT([.G4]; 0))" office:value-type="float" office:value="19153" calcext:value-type="float">
            <text:p>1915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2" table:formula="of:=HEX2DEC(TEXT([.F5];0))*256+HEX2DEC(TEXT([.G5];0))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13]*[.C14]" office:value-type="float" office:value="1340710" calcext:value-type="float">
            <text:p>1340710</text:p>
          </table:table-cell>
          <table:table-cell office:value-type="string" calcext:value-type="string">
            <text:p>=</text:p>
          </table:table-cell>
          <table:table-cell table:style-name="ce4" table:formula="of:=DEC2HEX([.C15];8)" office:value-type="string" office:string-value="00147526" calcext:value-type="string" table:number-columns-spanned="3" table:number-rows-spanned="1">
            <text:p>00147526</text:p>
          </table:table-cell>
          <table:covered-table-cell table:number-columns-repeated="2"/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4:15:08.849358942</meta:creation-date>
    <dc:date>2020-05-01T18:12:43.233863688</dc:date>
    <meta:editing-duration>PT31M30S</meta:editing-duration>
    <meta:editing-cycles>3</meta:editing-cycles>
    <meta:generator>LibreOffice/5.1.6.2$Linux_X86_64 LibreOffice_project/10m0$Build-2</meta:generator>
    <meta:document-statistic meta:table-count="1" meta:cell-count="33" meta:object-count="0"/>
  </office:meta>
</office:document-meta>
</file>